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0aa5bf"/>
    </style:style>
    <style:style style:name="P2" style:family="paragraph" style:parent-style-name="Standard">
      <style:text-properties fo:font-weight="bold" officeooo:paragraph-rsid="000aa5bf" style:font-weight-asian="bold" style:font-weight-complex="bold"/>
    </style:style>
    <style:style style:name="P3" style:family="paragraph" style:parent-style-name="Standard">
      <style:text-properties fo:font-weight="bold" officeooo:rsid="0004ed37" officeooo:paragraph-rsid="000aa5bf" style:font-weight-asian="bold" style:font-weight-complex="bold"/>
    </style:style>
    <style:style style:name="P4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weight="bold" officeooo:paragraph-rsid="000aa5bf" style:font-weight-asian="bold" style:font-weight-complex="bold"/>
    </style:style>
    <style:style style:name="P5" style:family="paragraph" style:parent-style-name="Standard">
      <style:text-properties fo:font-weight="bold" officeooo:rsid="000c85c5" officeooo:paragraph-rsid="000b71cc" style:font-weight-asian="bold" style:font-weight-complex="bold"/>
    </style:style>
    <style:style style:name="P6" style:family="paragraph" style:parent-style-name="Standard">
      <style:text-properties fo:font-style="normal" fo:font-weight="bold" officeooo:rsid="0006ad2f" officeooo:paragraph-rsid="000aa5bf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normal" officeooo:rsid="0021a88e" officeooo:paragraph-rsid="000aa5bf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0aa5bf" officeooo:paragraph-rsid="000aa5bf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weight="normal" officeooo:paragraph-rsid="000aa5bf" style:font-weight-asian="normal" style:font-weight-complex="normal"/>
    </style:style>
    <style:style style:name="P10" style:family="paragraph" style:parent-style-name="Standard">
      <style:text-properties officeooo:paragraph-rsid="000b71cc"/>
    </style:style>
    <style:style style:name="P11" style:family="paragraph" style:parent-style-name="Standard">
      <style:text-properties fo:font-weight="normal" officeooo:paragraph-rsid="000aa5b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9670" style:font-weight-asian="bold" style:font-weight-complex="bold"/>
    </style:style>
    <style:style style:name="T3" style:family="text">
      <style:text-properties fo:font-weight="bold" officeooo:rsid="0018d5c0" style:font-weight-asian="bold" style:font-weight-complex="bold"/>
    </style:style>
    <style:style style:name="T4" style:family="text">
      <style:text-properties fo:font-weight="bold" officeooo:rsid="0006ad2f" style:font-weight-asian="bold" style:font-weight-complex="bold"/>
    </style:style>
    <style:style style:name="T5" style:family="text">
      <style:text-properties fo:font-weight="bold" officeooo:rsid="000aa5bf" style:font-weight-asian="bold" style:font-weight-complex="bold"/>
    </style:style>
    <style:style style:name="T6" style:family="text">
      <style:text-properties officeooo:rsid="001d9670"/>
    </style:style>
    <style:style style:name="T7" style:family="text">
      <style:text-properties officeooo:rsid="000aa5b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1a88e" style:font-weight-asian="normal" style:font-weight-complex="normal"/>
    </style:style>
    <style:style style:name="T10" style:family="text">
      <style:text-properties fo:font-weight="normal" officeooo:rsid="000aa5bf" style:font-weight-asian="normal" style:font-weight-complex="normal"/>
    </style:style>
    <style:style style:name="T11" style:family="text">
      <style:text-properties fo:font-weight="normal" officeooo:rsid="001d9670" style:font-weight-asian="normal" style:font-weight-complex="normal"/>
    </style:style>
    <style:style style:name="T12" style:family="text">
      <style:text-properties fo:font-weight="normal" officeooo:rsid="0018d5c0" style:font-weight-asian="normal" style:font-weight-complex="normal"/>
    </style:style>
    <style:style style:name="T13" style:family="text">
      <style:text-properties officeooo:rsid="0006ad2f"/>
    </style:style>
    <style:style style:name="T14" style:family="text">
      <style:text-properties officeooo:rsid="000dc5d4"/>
    </style:style>
    <style:style style:name="T15" style:family="text">
      <style:text-properties officeooo:rsid="000b71cc"/>
    </style:style>
    <style:style style:name="T16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Практическое занятие № <text:span text:style-name="T15">6</text:span></text:p>
      <text:p text:style-name="P1"><text:span text:style-name="T2">Тема</text:span><text:span text:style-name="T6">:</text:span> составление программ с функциями в IDE PyCharm Community.</text:p>
      <text:p text:style-name="P10"><text:span text:style-name="T1">Цел</text:span><text:span text:style-name="T3">ь</text:span><text:span text:style-name="T1">:</text:span>закрепить усвоенные знания, понятия, алгоритмы, основные принципы составления программ, приобрести навыки составление программ со списками в IDE PyCharm Community. <text:s text:c="4"/></text:p>
      <text:p text:style-name="P4"/>
      <text:p text:style-name="P1"><text:span text:style-name="T1">Постановка задачи </text:span><text:span text:style-name="T5">6</text:span><text:span text:style-name="T4">.1</text:span></text:p>
      <text:p text:style-name="Standard">Даны целые числа N (&gt;2), A и B. Сформировать и вывести целочисленный список<text:line-break/> размера 10, первый элемент которого равен A, второй равен B, а каждый<text:line-break/> последующий элемент равен сумме всех предыдущих.</text:p>
      <text:p text:style-name="P6">Тип алгоритма: <text:span text:style-name="T10">линейный</text:span><text:span text:style-name="T9">.</text:span></text:p>
      <text:p text:style-name="P7"/>
      <text:p text:style-name="P6">Текст программы:</text:p>
      <text:p text:style-name="Standard"># Даны целые числа N (&gt;2), A и B. Сформировать и вывести целочисленный список<text:line-break/># размера 10, первый элемент которого равен A, второй равен B, а каждый<text:line-break/># последующий элемент равен сумме всех предыдущих.<text:line-break/>def generate_list(A, B):<text:line-break/> <text:s text:c="3"/>original_list = [A, B]<text:line-break/> <text:s text:c="3"/>result = original_list.copy()<text:line-break/> <text:s text:c="3"/>for i in range(10):<text:line-break/> <text:s text:c="7"/>N = sum(result)<text:line-break/> <text:s text:c="7"/>result.append(N)<text:line-break/> <text:s text:c="3"/>return original_list, result<text:line-break/>A = 3<text:line-break/>B = 5<text:line-break/>original_list, output_list = generate_list(A, B)<text:line-break/>print("Исходный список:", original_list)<text:line-break/>print("Итоговый список:", output_list)</text:p>
      <text:p text:style-name="Standard"/>
      <text:p text:style-name="Standard"><text:s/></text:p>
      <text:p text:style-name="P2">Протокол работы программы:</text:p>
      <text:p text:style-name="P9">Исходный список: [3, 5]</text:p>
      <text:p text:style-name="P9">Итоговый список: [3, 5, 8, 16, 32, 64, 128, 256, 512, 1024, 2048, 4096]</text:p>
      <text:p text:style-name="P9"/>
      <text:p text:style-name="P9"/>
      <text:p text:style-name="P2">Постановка задачи <text:span text:style-name="T7">6</text:span><text:span text:style-name="T13">.</text:span><text:span text:style-name="T14">2</text:span></text:p>
      <text:p text:style-name="Standard">Дан список размера N. Найти максимальный из его локальных минимумов<text:line-break/>(локальный минимум — это элемент, который меньше любого из своих соседей).</text:p>
      <text:p text:style-name="P6">Тип алгоритма: <text:span text:style-name="T10">линейный</text:span></text:p>
      <text:p text:style-name="P8"/>
      <text:p text:style-name="P3">Текст программы:</text:p>
      <text:p text:style-name="Standard"># Дан список размера N. Найти максимальный из его локальных минимумов<text:line-break/># (локальный минимум — это элемент, который меньше любого из своих соседей).<text:line-break/>import random<text:line-break/>def local_minima(arr):<text:line-break/> <text:s text:c="3"/>minima = []<text:line-break/> <text:s text:c="3"/>for i in range (1,len (arr) -1):<text:line-break/> <text:s text:c="7"/>if arr [i] &lt; arr [i-1] and arr [i] &lt; arr [i+1]:<text:line-break/> <text:s text:c="11"/>minima.append(arr[i])<text:line-break/> <text:s text:c="3"/>if len (minima) == 0:<text:line-break/> <text:s text:c="7"/>return "В списке нет локальных минимумов"<text:line-break/> <text:s text:c="3"/>else:<text:line-break/><text:soft-page-break/> <text:s text:c="7"/>return max(minima)<text:line-break/>numbers = [random.randint(1, 100) for _ in range(10)]<text:line-break/>print ("Исходный список: ", numbers)<text:line-break/>result = local_minima(numbers)<text:line-break/>print ("Максимальный из локальных минимумов: ", result)</text:p>
      <text:p text:style-name="Standard"><text:s/></text:p>
      <text:p text:style-name="P2">Протокол работы программы:</text:p>
      <text:p text:style-name="P9">Исходный список: <text:s/>[16, 83, 11, 58, 35, 70, 98, 70, 66, 55]</text:p>
      <text:p text:style-name="P9">Максимальный из локальных минимумов: <text:s/>35</text:p>
      <text:p text:style-name="P9"/>
      <text:p text:style-name="P9"/>
      <text:p text:style-name="P2">Постановка задачи <text:span text:style-name="T7">6</text:span><text:span text:style-name="T13">.</text:span><text:span text:style-name="T7">3</text:span></text:p>
      <text:p text:style-name="Standard"><text:s/>список вправо на K позиций (при этом A1 перейдет в AK+1, A2 — в AK+2, ..AN-K — в<text:line-break/>AN, а исходное значение K последних элементов будет потеряно). Первые K<text:line-break/>элементов полученного списка положить равными 0.</text:p>
      <text:p text:style-name="P6">Тип алгоритма: <text:span text:style-name="T10">линейный</text:span></text:p>
      <text:p text:style-name="P9"/>
      <text:p text:style-name="P3">Текст программы:</text:p>
      <text:p text:style-name="Standard"># список вправо на K позиций (при этом A1 перейдет в AK+1, A2 — в AK+2, ..AN-K — в<text:line-break/># AN, а исходное значение K последних элементов будет потеряно). Первые K<text:line-break/># элементов полученного списка положить равными 0.<text:line-break/>def shift_elements(arr, k):<text:line-break/> <text:s text:c="3"/>n = len(arr)<text:line-break/> <text:s text:c="3"/>k = k%n<text:line-break/> <text:s text:c="3"/>shifted_arr =[0]*k<text:line-break/> <text:s text:c="3"/>for i in range(n-k):<text:line-break/> <text:s text:c="7"/>shifted_arr.append (arr[i])<text:line-break/> <text:s text:c="3"/>return shifted_arr<text:line-break/>input_list =[1, 2, 3, 4, 5, 6, 7, 8, 9, 10]<text:line-break/>k=3<text:line-break/>result =shift_elements(input_list, k)<text:line-break/>print("Результат: ", result)</text:p>
      <text:p text:style-name="Standard"/>
      <text:p text:style-name="P2">Протокол работы программы:</text:p>
      <text:p text:style-name="P9">Результат: <text:s/>[0, 0, 0, 1, 2, 3, 4, 5, 6, 7]</text:p>
      <text:p text:style-name="P9"/>
      <text:p text:style-name="P5">Вывод: <text:span text:style-name="T8">закрепи</text:span><text:span text:style-name="T11">ла</text:span><text:span text:style-name="T8"> усвоенные знания, понятия, алгоритмы, основные принципы составления программ, приобре</text:span><text:span text:style-name="T11">ла</text:span><text:span text:style-name="T8"> навыки составление программ со списками в IDE PyCharm Community </text:span><text:span text:style-name="T12">и </text:span><text:span text:style-name="T8">выложила на GitHub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2-11T18:28:38.633775048</dc:date>
    <meta:editing-cycles>4</meta:editing-cycles>
    <meta:editing-duration>PT51M47S</meta:editing-duration>
    <meta:document-statistic meta:table-count="0" meta:image-count="0" meta:object-count="0" meta:page-count="2" meta:paragraph-count="29" meta:word-count="450" meta:character-count="3121" meta:non-whitespace-character-count="2567"/>
    <meta:user-defined meta:name="Поле 1"/>
    <meta:user-defined meta:name="Поле 2"/>
    <meta:user-defined meta:name="Поле 3"/>
    <meta:user-defined meta:name="Поле 4"/>
  </office:meta>
</office:document-meta>
</file>